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style:text-underline-style="none" fo:font-weight="normal" officeooo:rsid="0011d57d" officeooo:paragraph-rsid="0011d57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d57d" officeooo:paragraph-rsid="0011d57d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fo:font-size="12pt" style:text-underline-style="none" fo:font-weight="normal" officeooo:rsid="00138d69" officeooo:paragraph-rsid="00138d69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size="12pt" fo:language="ro" fo:country="RO" officeooo:rsid="0011d57d" officeooo:paragraph-rsid="0011d57d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fo:font-size="12pt" fo:language="ro" fo:country="RO" officeooo:rsid="000035d9" officeooo:paragraph-rsid="0011d57d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fo:font-size="12pt" fo:language="ro" fo:country="RO" style:text-underline-style="none" fo:font-weight="normal" officeooo:rsid="000035d9" officeooo:paragraph-rsid="0011d57d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2pt" fo:language="ro" fo:country="RO" style:text-underline-style="none" fo:font-weight="normal" officeooo:rsid="00138d69" officeooo:paragraph-rsid="00138d69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11d57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d57d" officeooo:paragraph-rsid="0011d57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size="12pt" fo:language="ro" fo:country="RO" style:text-underline-style="none" fo:font-weight="normal" officeooo:rsid="00138d69" officeooo:paragraph-rsid="0011d57d" style:font-size-asian="12pt" style:font-weight-asian="normal" style:font-size-complex="12pt" style:font-weight-complex="normal"/>
    </style:style>
    <style:style style:name="T1" style:family="text">
      <style:text-properties fo:font-size="12pt" fo:language="ro" fo:country="RO" officeooo:rsid="000035d9" style:font-size-asian="12pt" style:font-size-complex="12pt"/>
    </style:style>
    <style:style style:name="T2" style:family="text">
      <style:text-properties fo:font-size="12pt" fo:language="ro" fo:country="RO" officeooo:rsid="0011d57d" style:font-size-asian="12pt" style:font-size-complex="12pt"/>
    </style:style>
    <style:style style:name="T3" style:family="text">
      <style:text-properties fo:language="ro" fo:country="RO" style:font-size-asian="12pt"/>
    </style:style>
    <style:style style:name="T4" style:family="text">
      <style:text-properties fo:language="ro" fo:country="RO" officeooo:rsid="000035d9" style:font-size-asian="12pt"/>
    </style:style>
    <style:style style:name="T5" style:family="text">
      <style:text-properties officeooo:rsid="001485f2"/>
    </style:style>
    <style:style style:name="T6" style:family="text">
      <style:text-properties officeooo:rsid="00160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UCKSHOT_ROULETTE_<text:span text:style-name="T6">FRA</text:span></text:p>
      <text:p text:style-name="P9"/>
      <text:p text:style-name="P9"/>
      <text:p text:style-name="P10">Buckshot Roulette est un jeu vidéo indépendant d'horreur sur table de 2023 développé et publié par Mike Klubnika sur itch.io. Il a été publié sur Steam par Critical Reflex le 4 avril 2024, pour correspondre à une nouvelle mise à jour. Le jeu a été comparé au jeu de roguelike Inscryption de 2021, avec des visuels industriels et rugueux par opposition au style plus rustique et mythique d'Inscryption. Klubnika a développé le jeu avec le moteur de jeu Godot et a également composé la bande sonore du jeu.</text:p>
      <text:p text:style-name="P10"/>
      <text:p text:style-name="P10">Cette recréation du jeu en langage C est uniquement destinée à l'amusement. L'idée du jeu n'est pas de moi. Tout le crédit revient à Mike Klubnika.</text:p>
      <text:p text:style-name="P10"/>
      <text:p text:style-name="P10">Liens:</text:p>
      <text:p text:style-name="P10"/>
      <text:p text:style-name="P10">https://mikeklubnika.itch.io/buckshot-roulette</text:p>
      <text:p text:style-name="P10">https://store.steampowered.com/app/2835570/Buckshot_Roulette/</text:p>
      <text:p text:style-name="P10">https://mikeklubnika.bandcamp.com/album/buckshot-roulette</text:p>
      <text:p text:style-name="P10">https://www.criticalreflex.com/buckshot_roulette</text:p>
      <text:p text:style-name="P10"/>
      <text:p text:style-name="P10">Traduction en français:</text:p>
      <text:p text:style-name="P10"/>
      <text:p text:style-name="P10">Version française traduite par Popa Maria - Paula, qui est titulaire d'une licence en traduction et interprétation en anglais et en frança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56:33.470798434</meta:creation-date>
    <dc:date>2024-08-13T18:45:29.297036083</dc:date>
    <meta:editing-duration>PT17M1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45" meta:character-count="1054" meta:non-whitespace-character-count="919"/>
  </office:meta>
</office:document-meta>
</file>